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sionItemStateProvider.stateModified( ItemState 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ersionItemStateProvider.addListener( ItemStat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temStateProvider.removeListener( ItemStat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temStateProvider.getVirtualRoo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temStateProvider.stateCreated( ItemState crea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ersionItemStateProvider.hasNodeReferences( NodeReferences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temStateProvider.createNodeState( VirtualNodeState parent , Name name , NodeId id , Name node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temStateProvider.stateDiscarded( ItemState discard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temStateProvider.getNodeReferences( NodeReferences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temStateProvider.setNodeReferences( ChangeLog referen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temStateProvider.hasItemState( Item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temStateProvider.getItemState( Item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ersionItemStateProvider.stateDestroyed( ItemState destroy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temStateProvider.isVirtualRoot( Item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temStateProvider.VersionItemStateProvider( NodeId historyRootId , VersionItemStateManager stateMg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rsionItemStateProvider.createPropertyState( VirtualNodeState parent , Name name , int type , boolean multiValu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